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35.65mm"/>
    </style:style>
    <style:style style:name="ro1" style:family="table-row">
      <style:table-row-properties style:row-height="7.2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ef413d" style:text-align-source="fix" style:repeat-content="false" fo:border="0.99pt solid #000000"/>
      <style:paragraph-properties fo:text-align="center" fo:margin-left="0mm"/>
      <style:text-properties fo:color="#000000" style:text-outline="false" style:text-line-through-style="none" style:text-line-through-type="none" style:font-name="Noto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" style:font-size-asian="5.59999990463257pt" style:language-asian="zh" style:country-asian="CN" style:font-style-asian="normal" style:font-weight-asian="normal" style:font-name-complex="Noto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00aaad"/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ext-properties fo:color="#000000"/>
    </style:style>
    <style:style style:name="ce9" style:family="table-cell" style:parent-style-name="Default">
      <style:table-cell-properties fo:border-bottom="none" fo:background-color="#00aaad" fo:border-left="none" fo:border-right="0.99pt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fo:border-left="none" fo:border-right="0.99pt solid #000000" fo:border-top="none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11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107">
      <style:map style:condition="cell-content()&lt;0" style:apply-style-name="Bad" style:base-cell-address="'Aba de calibração'.K3"/>
    </style:style>
    <style:style style:name="ce13" style:family="table-cell" style:parent-style-name="Default">
      <style:map style:condition="cell-content()&lt;0" style:apply-style-name="Bad" style:base-cell-address="'Aba de calibração'.K3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Noto Sans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Noto Sans" style:font-name-complex="Noto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ba de calibração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default-cell-style-name="ce10"/>
        <table:table-column table:style-name="co2" table:number-columns-repeated="4" table:default-cell-style-name="Default"/>
        <table:table-column table:style-name="co1" table:number-columns-repeated="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/>
          <table:table-cell table:style-name="ce23" office:value-type="string" calcext:value-type="string" table:number-columns-spanned="4" table:number-rows-spanned="1">
            <text:p><text:span text:style-name="T1">NÃO CALIBRADO</text:span></text:p>
          </table:table-cell>
          <table:covered-table-cell table:number-columns-repeated="2"/>
          <table:covered-table-cell table:style-name="Default"/>
          <table:table-cell table:style-name="ce11" office:value-type="string" calcext:value-type="string" table:number-columns-spanned="4" table:number-rows-spanned="1">
            <text:p>CALIBRADO</text:p>
          </table:table-cell>
          <table:covered-table-cell table:number-columns-repeated="3"/>
          <table:table-cell table:style-name="ce12" office:value-type="string" calcext:value-type="string" table:number-columns-spanned="2" table:number-rows-spanned="1">
            <text:p>Diferença %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Amostra</text:p>
          </table:table-cell>
          <table:table-cell table:style-name="ce1" office:value-type="string" calcext:value-type="string">
            <text:p>RAW</text:p>
          </table:table-cell>
          <table:table-cell table:style-name="ce4" office:value-type="string" calcext:value-type="string">
            <text:p>A Type (N/m²)</text:p>
          </table:table-cell>
          <table:table-cell table:style-name="ce7" office:value-type="string" calcext:value-type="string">
            <text:p>B Type (N/m²)</text:p>
          </table:table-cell>
          <table:table-cell table:style-name="ce4" office:value-type="string" calcext:value-type="string">
            <text:p>Speed A (m/s)</text:p>
          </table:table-cell>
          <table:table-cell table:style-name="ce9" office:value-type="string" calcext:value-type="string">
            <text:p>Speed B (m/s)</text:p>
          </table:table-cell>
          <table:table-cell table:style-name="ce4" office:value-type="string" calcext:value-type="string">
            <text:p>A Type (N/m²)</text:p>
          </table:table-cell>
          <table:table-cell table:style-name="ce7" office:value-type="string" calcext:value-type="string">
            <text:p>B Type (N/m²)</text:p>
          </table:table-cell>
          <table:table-cell table:style-name="ce4" office:value-type="string" calcext:value-type="string">
            <text:p>Speed A (m/s)</text:p>
          </table:table-cell>
          <table:table-cell table:style-name="ce7" office:value-type="string" calcext:value-type="string">
            <text:p>Speed B (m/s)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14" office:value-type="string" calcext:value-type="string" table:number-columns-spanned="2" table:number-rows-spanned="1">
            <text:p>Condição atmosférica e modelo do sensor</text:p>
          </table:table-cell>
          <table:covered-table-cell/>
        </table:table-row>
        <table:table-row table:style-name="ro3">
          <table:table-cell/>
          <table:table-cell office:value-type="float" office:value="8216.7" calcext:value-type="float">
            <text:p>8216,7</text:p>
          </table:table-cell>
          <table:table-cell table:style-name="ce25" table:formula="of:=(([.B3]-1638.3)*[.$O$3] + [.$O$7])*6894.76" office:value-type="float" office:value="26.5134517487625" calcext:value-type="float">
            <text:p>26,51</text:p>
          </table:table-cell>
          <table:table-cell table:style-name="ce28" table:formula="of:=(([.B3]-819.15)*[.$O$4]+ [.$O$7])*6894.76" office:value-type="float" office:value="23.5675126655856" calcext:value-type="float">
            <text:p>23,57</text:p>
          </table:table-cell>
          <table:table-cell table:style-name="ce28" table:formula="of:=SQRT(2*[.C3]/[.$O$8])" office:value-type="float" office:value="6.94307395228086" calcext:value-type="float">
            <text:p>6,94</text:p>
          </table:table-cell>
          <table:table-cell table:style-name="ce31" table:formula="of:=SQRT(2*[.D3]/[.$O$8])" office:value-type="float" office:value="6.54599289858593" calcext:value-type="float">
            <text:p>6,55</text:p>
          </table:table-cell>
          <table:table-cell table:style-name="ce28" table:formula="of:=1.26030280105177*[.C3] + 23.52305633338" office:value-type="float" office:value="56.9380338378963" calcext:value-type="float">
            <text:p>56,94</text:p>
          </table:table-cell>
          <table:table-cell table:style-name="ce28" table:formula="of:=1.26030280105177*[.D3] + 23.52305633338" office:value-type="float" office:value="53.2252585596406" calcext:value-type="float">
            <text:p>53,23</text:p>
          </table:table-cell>
          <table:table-cell table:style-name="ce28" table:formula="of:=SQRT(2*[.G3]/[.$O$8])" office:value-type="float" office:value="10.1746595956368" calcext:value-type="float">
            <text:p>10,17</text:p>
          </table:table-cell>
          <table:table-cell table:style-name="ce28" table:formula="of:=SQRT(2*[.H3]/[.$O$8])" office:value-type="float" office:value="9.8373369049334" calcext:value-type="float">
            <text:p>9,84</text:p>
          </table:table-cell>
          <table:table-cell table:style-name="ce35" table:formula="of:= ([.I3] - [.E3]) / [.E3] * 100" office:value-type="float" office:value="46.5440187669952" calcext:value-type="float">
            <text:p>46,5</text:p>
          </table:table-cell>
          <table:table-cell table:style-name="ce35" table:formula="of:= ([.J3] - [.F3]) / [.F3] * 100" office:value-type="float" office:value="50.2802868463006" calcext:value-type="float">
            <text:p>50,3</text:p>
          </table:table-cell>
          <table:table-cell/>
          <table:table-cell table:style-name="ce15" office:value-type="string" calcext:value-type="string">
            <text:p>M_a</text:p>
          </table:table-cell>
          <table:table-cell table:style-name="ce18" table:formula="of:=([.O6]-[.O7])/(0.8*16383)" office:value-type="float" office:value="0.000152597204419215" calcext:value-type="float">
            <text:p>0,000152597204419</text:p>
          </table:table-cell>
        </table:table-row>
        <table:table-row table:style-name="ro3">
          <table:table-cell/>
          <table:table-cell office:value-type="float" office:value="8236.2" calcext:value-type="float">
            <text:p>8236,2</text:p>
          </table:table-cell>
          <table:table-cell table:style-name="ce25" table:formula="of:=(([.B4]-1638.3)*[.$O$3] + [.$O$7])*6894.76" office:value-type="float" office:value="47.0298132210203" calcext:value-type="float">
            <text:p>47,03</text:p>
          </table:table-cell>
          <table:table-cell table:style-name="ce28" table:formula="of:=(([.B4]-819.15)*[.$O$4]+ [.$O$7])*6894.76" office:value-type="float" office:value="41.8042784187041" calcext:value-type="float">
            <text:p>41,80</text:p>
          </table:table-cell>
          <table:table-cell table:style-name="ce28" table:formula="of:=SQRT(2*[.C4]/[.$O$8])" office:value-type="float" office:value="9.24709420904459" calcext:value-type="float">
            <text:p>9,25</text:p>
          </table:table-cell>
          <table:table-cell table:style-name="ce31" table:formula="of:=SQRT(2*[.D4]/[.$O$8])" office:value-type="float" office:value="8.7182440286504" calcext:value-type="float">
            <text:p>8,72</text:p>
          </table:table-cell>
          <table:table-cell table:style-name="ce28" table:formula="of:=1.26030280105177*[.C4] + 23.52305633338" office:value-type="float" office:value="82.7948616687734" calcext:value-type="float">
            <text:p>82,79</text:p>
          </table:table-cell>
          <table:table-cell table:style-name="ce28" table:formula="of:=1.26030280105177*[.D4] + 23.52305633338" office:value-type="float" office:value="76.2091055204208" calcext:value-type="float">
            <text:p>76,21</text:p>
          </table:table-cell>
          <table:table-cell table:style-name="ce28" table:formula="of:=SQRT(2*[.G4]/[.$O$8])" office:value-type="float" office:value="12.2693158784442" calcext:value-type="float">
            <text:p>12,27</text:p>
          </table:table-cell>
          <table:table-cell table:style-name="ce28" table:formula="of:=SQRT(2*[.H4]/[.$O$8])" office:value-type="float" office:value="11.7712365551427" calcext:value-type="float">
            <text:p>11,77</text:p>
          </table:table-cell>
          <table:table-cell table:style-name="ce35" table:formula="of:= ([.I4] - [.E4]) / [.E4] * 100" office:value-type="float" office:value="32.6829336987132" calcext:value-type="float">
            <text:p>32,7</text:p>
          </table:table-cell>
          <table:table-cell table:style-name="ce35" table:formula="of:= ([.J4] - [.F4]) / [.F4] * 100" office:value-type="float" office:value="35.0184339467836" calcext:value-type="float">
            <text:p>35,0</text:p>
          </table:table-cell>
          <table:table-cell/>
          <table:table-cell table:style-name="ce16" office:value-type="string" calcext:value-type="string">
            <text:p>M_b</text:p>
          </table:table-cell>
          <table:table-cell table:style-name="ce19" table:formula="of:=([.O6]-[.O7])/(0.9*16383)" office:value-type="float" office:value="0.000135641959483747" calcext:value-type="float">
            <text:p>0,000135641959484</text:p>
          </table:table-cell>
        </table:table-row>
        <table:table-row table:style-name="ro3">
          <table:table-cell/>
          <table:table-cell office:value-type="float" office:value="8262.3" calcext:value-type="float">
            <text:p>8262,3</text:p>
          </table:table-cell>
          <table:table-cell table:style-name="ce25" table:formula="of:=(([.B5]-1638.3)*[.$O$3] + [.$O$7])*6894.76" office:value-type="float" office:value="74.4901739608114" calcext:value-type="float">
            <text:p>74,49</text:p>
          </table:table-cell>
          <table:table-cell table:style-name="ce28" table:formula="of:=(([.B5]-819.15)*[.$O$4]+ [.$O$7])*6894.76" office:value-type="float" office:value="66.2134879651827" calcext:value-type="float">
            <text:p>66,21</text:p>
          </table:table-cell>
          <table:table-cell table:style-name="ce28" table:formula="of:=SQRT(2*[.C5]/[.$O$8])" office:value-type="float" office:value="11.6377265790509" calcext:value-type="float">
            <text:p>11,64</text:p>
          </table:table-cell>
          <table:table-cell table:style-name="ce31" table:formula="of:=SQRT(2*[.D5]/[.$O$8])" office:value-type="float" office:value="10.9721538421905" calcext:value-type="float">
            <text:p>10,97</text:p>
          </table:table-cell>
          <table:table-cell table:style-name="ce28" table:formula="of:=1.26030280105177*[.C5] + 23.52305633338" office:value-type="float" office:value="117.403231227024" calcext:value-type="float">
            <text:p>117,40</text:p>
          </table:table-cell>
          <table:table-cell table:style-name="ce28" table:formula="of:=1.26030280105177*[.D5] + 23.52305633338" office:value-type="float" office:value="106.972100683307" calcext:value-type="float">
            <text:p>106,97</text:p>
          </table:table-cell>
          <table:table-cell table:style-name="ce28" table:formula="of:=SQRT(2*[.G5]/[.$O$8])" office:value-type="float" office:value="14.6102847478333" calcext:value-type="float">
            <text:p>14,61</text:p>
          </table:table-cell>
          <table:table-cell table:style-name="ce28" table:formula="of:=SQRT(2*[.H5]/[.$O$8])" office:value-type="float" office:value="13.9461366878109" calcext:value-type="float">
            <text:p>13,95</text:p>
          </table:table-cell>
          <table:table-cell table:style-name="ce35" table:formula="of:= ([.I5] - [.E5]) / [.E5] * 100" office:value-type="float" office:value="25.5424300321107" calcext:value-type="float">
            <text:p>25,5</text:p>
          </table:table-cell>
          <table:table-cell table:style-name="ce35" table:formula="of:= ([.J5] - [.F5]) / [.F5] * 100" office:value-type="float" office:value="27.1048227029474" calcext:value-type="float">
            <text:p>27,1</text:p>
          </table:table-cell>
          <table:table-cell/>
          <table:table-cell table:style-name="ce16" office:value-type="string" calcext:value-type="string">
            <text:p>P_range(PSI)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8290.2" calcext:value-type="float">
            <text:p>8290,2</text:p>
          </table:table-cell>
          <table:table-cell table:style-name="ce25" table:formula="of:=(([.B6]-1638.3)*[.$O$3] + [.$O$7])*6894.76" office:value-type="float" office:value="103.844352682658" calcext:value-type="float">
            <text:p>103,84</text:p>
          </table:table-cell>
          <table:table-cell table:style-name="ce28" table:formula="of:=(([.B6]-819.15)*[.$O$4]+ [.$O$7])*6894.76" office:value-type="float" office:value="92.3060912734918" calcext:value-type="float">
            <text:p>92,31</text:p>
          </table:table-cell>
          <table:table-cell table:style-name="ce28" table:formula="of:=SQRT(2*[.C6]/[.$O$8])" office:value-type="float" office:value="13.7407392074979" calcext:value-type="float">
            <text:p>13,74</text:p>
          </table:table-cell>
          <table:table-cell table:style-name="ce31" table:formula="of:=SQRT(2*[.D6]/[.$O$8])" office:value-type="float" office:value="12.9548931628514" calcext:value-type="float">
            <text:p>12,95</text:p>
          </table:table-cell>
          <table:table-cell table:style-name="ce28" table:formula="of:=1.26030280105177*[.C6] + 23.52305633338" office:value-type="float" office:value="154.398384892742" calcext:value-type="float">
            <text:p>154,40</text:p>
          </table:table-cell>
          <table:table-cell table:style-name="ce28" table:formula="of:=1.26030280105177*[.D6] + 23.52305633338" office:value-type="float" office:value="139.856681719502" calcext:value-type="float">
            <text:p>139,86</text:p>
          </table:table-cell>
          <table:table-cell table:style-name="ce28" table:formula="of:=SQRT(2*[.G6]/[.$O$8])" office:value-type="float" office:value="16.7548302339541" calcext:value-type="float">
            <text:p>16,75</text:p>
          </table:table-cell>
          <table:table-cell table:style-name="ce28" table:formula="of:=SQRT(2*[.H6]/[.$O$8])" office:value-type="float" office:value="15.9463122963788" calcext:value-type="float">
            <text:p>15,95</text:p>
          </table:table-cell>
          <table:table-cell table:style-name="ce35" table:formula="of:= ([.I6] - [.E6]) / [.E6] * 100" office:value-type="float" office:value="21.9354357938146" calcext:value-type="float">
            <text:p>21,9</text:p>
          </table:table-cell>
          <table:table-cell table:style-name="ce35" table:formula="of:= ([.J6] - [.F6]) / [.F6] * 100" office:value-type="float" office:value="23.091036691104" calcext:value-type="float">
            <text:p>23,1</text:p>
          </table:table-cell>
          <table:table-cell/>
          <table:table-cell table:style-name="ce16" office:value-type="string" calcext:value-type="string">
            <text:p>P_max</text:p>
          </table:table-cell>
          <table:table-cell table:style-name="ce19" table:formula="of:=[.O5]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8326.3" calcext:value-type="float">
            <text:p>8326,3</text:p>
          </table:table-cell>
          <table:table-cell table:style-name="ce25" table:formula="of:=(([.B7]-1638.3)*[.$O$3] + [.$O$7])*6894.76" office:value-type="float" office:value="141.825924433863" calcext:value-type="float">
            <text:p>141,83</text:p>
          </table:table-cell>
          <table:table-cell table:style-name="ce28" table:formula="of:=(([.B7]-819.15)*[.$O$4]+ [.$O$7])*6894.76" office:value-type="float" office:value="126.067488385673" calcext:value-type="float">
            <text:p>126,07</text:p>
          </table:table-cell>
          <table:table-cell table:style-name="ce28" table:formula="of:=SQRT(2*[.C7]/[.$O$8])" office:value-type="float" office:value="16.0581853630003" calcext:value-type="float">
            <text:p>16,06</text:p>
          </table:table-cell>
          <table:table-cell table:style-name="ce31" table:formula="of:=SQRT(2*[.D7]/[.$O$8])" office:value-type="float" office:value="15.1398023516385" calcext:value-type="float">
            <text:p>15,14</text:p>
          </table:table-cell>
          <table:table-cell table:style-name="ce28" table:formula="of:=1.26030280105177*[.C7] + 23.52305633338" office:value-type="float" office:value="202.266666159134" calcext:value-type="float">
            <text:p>202,27</text:p>
          </table:table-cell>
          <table:table-cell table:style-name="ce28" table:formula="of:=1.26030280105177*[.D7] + 23.52305633338" office:value-type="float" office:value="182.406265067406" calcext:value-type="float">
            <text:p>182,41</text:p>
          </table:table-cell>
          <table:table-cell table:style-name="ce28" table:formula="of:=SQRT(2*[.G7]/[.$O$8])" office:value-type="float" office:value="19.1770064096248" calcext:value-type="float">
            <text:p>19,18</text:p>
          </table:table-cell>
          <table:table-cell table:style-name="ce28" table:formula="of:=SQRT(2*[.H7]/[.$O$8])" office:value-type="float" office:value="18.2111986060229" calcext:value-type="float">
            <text:p>18,21</text:p>
          </table:table-cell>
          <table:table-cell table:style-name="ce35" table:formula="of:= ([.I7] - [.E7]) / [.E7] * 100" office:value-type="float" office:value="19.4220017774269" calcext:value-type="float">
            <text:p>19,4</text:p>
          </table:table-cell>
          <table:table-cell table:style-name="ce35" table:formula="of:= ([.J7] - [.F7]) / [.F7] * 100" office:value-type="float" office:value="20.2868979597477" calcext:value-type="float">
            <text:p>20,3</text:p>
          </table:table-cell>
          <table:table-cell/>
          <table:table-cell table:style-name="ce16" office:value-type="string" calcext:value-type="string">
            <text:p>P_min</text:p>
          </table:table-cell>
          <table:table-cell table:style-name="ce19" table:formula="of:=-[.O5]" office:value-type="float" office:value="-1" calcext:value-type="float">
            <text:p>-1</text:p>
          </table:table-cell>
        </table:table-row>
        <table:table-row table:style-name="ro3">
          <table:table-cell/>
          <table:table-cell office:value-type="float" office:value="8362.9" calcext:value-type="float">
            <text:p>8362,9</text:p>
          </table:table-cell>
          <table:table-cell table:style-name="ce25" table:formula="of:=(([.B8]-1638.3)*[.$O$3] + [.$O$7])*6894.76" office:value-type="float" office:value="180.333556735639" calcext:value-type="float">
            <text:p>180,33</text:p>
          </table:table-cell>
          <table:table-cell table:style-name="ce28" table:formula="of:=(([.B8]-819.15)*[.$O$4]+ [.$O$7])*6894.76" office:value-type="float" office:value="160.296494876141" calcext:value-type="float">
            <text:p>160,30</text:p>
          </table:table-cell>
          <table:table-cell table:style-name="ce28" table:formula="of:=SQRT(2*[.C8]/[.$O$8])" office:value-type="float" office:value="18.1074347731753" calcext:value-type="float">
            <text:p>18,11</text:p>
          </table:table-cell>
          <table:table-cell table:style-name="ce31" table:formula="of:=SQRT(2*[.D8]/[.$O$8])" office:value-type="float" office:value="17.0718532240081" calcext:value-type="float">
            <text:p>17,07</text:p>
          </table:table-cell>
          <table:table-cell table:style-name="ce28" table:formula="of:=1.26030280105177*[.C8] + 23.52305633338" office:value-type="float" office:value="250.797943010934" calcext:value-type="float">
            <text:p>250,80</text:p>
          </table:table-cell>
          <table:table-cell table:style-name="ce28" table:formula="of:=1.26030280105177*[.D8] + 23.52305633338" office:value-type="float" office:value="225.545177824561" calcext:value-type="float">
            <text:p>225,55</text:p>
          </table:table-cell>
          <table:table-cell table:style-name="ce28" table:formula="of:=SQRT(2*[.G8]/[.$O$8])" office:value-type="float" office:value="21.3540689335752" calcext:value-type="float">
            <text:p>21,35</text:p>
          </table:table-cell>
          <table:table-cell table:style-name="ce28" table:formula="of:=SQRT(2*[.H8]/[.$O$8])" office:value-type="float" office:value="20.2504849694817" calcext:value-type="float">
            <text:p>20,25</text:p>
          </table:table-cell>
          <table:table-cell table:style-name="ce35" table:formula="of:= ([.I8] - [.E8]) / [.E8] * 100" office:value-type="float" office:value="17.9298404278087" calcext:value-type="float">
            <text:p>17,9</text:p>
          </table:table-cell>
          <table:table-cell table:style-name="ce35" table:formula="of:= ([.J8] - [.F8]) / [.F8] * 100" office:value-type="float" office:value="18.6191370307911" calcext:value-type="float">
            <text:p>18,6</text:p>
          </table:table-cell>
          <table:table-cell/>
          <table:table-cell table:style-name="ce17" office:value-type="string" calcext:value-type="string">
            <text:p>Rho</text:p>
          </table:table-cell>
          <table:table-cell table:style-name="ce20" office:value-type="float" office:value="1.1" calcext:value-type="float">
            <text:p>1,1</text:p>
          </table:table-cell>
        </table:table-row>
        <table:table-row table:style-name="ro3">
          <table:table-cell/>
          <table:table-cell office:value-type="float" office:value="8394.5" calcext:value-type="float">
            <text:p>8394,5</text:p>
          </table:table-cell>
          <table:table-cell table:style-name="ce26" table:formula="of:=(([.B9]-1638.3)*[.$O$3] + [.$O$7])*6894.76" office:value-type="float" office:value="213.580583531709" calcext:value-type="float">
            <text:p>213,58</text:p>
          </table:table-cell>
          <table:table-cell table:style-name="ce28" table:formula="of:=(([.B9]-819.15)*[.$O$4]+ [.$O$7])*6894.76" office:value-type="float" office:value="189.84940758376" calcext:value-type="float">
            <text:p>189,85</text:p>
          </table:table-cell>
          <table:table-cell table:style-name="ce28" table:formula="of:=SQRT(2*[.C9]/[.$O$8])" office:value-type="float" office:value="19.7060481500989" calcext:value-type="float">
            <text:p>19,71</text:p>
          </table:table-cell>
          <table:table-cell table:style-name="ce31" table:formula="of:=SQRT(2*[.D9]/[.$O$8])" office:value-type="float" office:value="18.5790403697656" calcext:value-type="float">
            <text:p>18,58</text:p>
          </table:table-cell>
          <table:table-cell table:style-name="ce28" table:formula="of:=1.26030280105177*[.C9] + 23.52305633338" office:value-type="float" office:value="292.699264008664" calcext:value-type="float">
            <text:p>292,70</text:p>
          </table:table-cell>
          <table:table-cell table:style-name="ce28" table:formula="of:=1.26030280105177*[.D9] + 23.52305633338" office:value-type="float" office:value="262.790796489211" calcext:value-type="float">
            <text:p>262,79</text:p>
          </table:table-cell>
          <table:table-cell table:style-name="ce28" table:formula="of:=SQRT(2*[.G9]/[.$O$8])" office:value-type="float" office:value="23.0690372581032" calcext:value-type="float">
            <text:p>23,07</text:p>
          </table:table-cell>
          <table:table-cell table:style-name="ce28" table:formula="of:=SQRT(2*[.H9]/[.$O$8])" office:value-type="float" office:value="21.8586698626015" calcext:value-type="float">
            <text:p>21,86</text:p>
          </table:table-cell>
          <table:table-cell table:style-name="ce35" table:formula="of:= ([.I9] - [.E9]) / [.E9] * 100" office:value-type="float" office:value="17.0657712920864" calcext:value-type="float">
            <text:p>17,1</text:p>
          </table:table-cell>
          <table:table-cell table:style-name="ce35" table:formula="of:= ([.J9] - [.F9]) / [.F9] * 100" office:value-type="float" office:value="17.6523083408168" calcext:value-type="float">
            <text:p>17,7</text:p>
          </table:table-cell>
          <table:table-cell table:number-columns-repeated="3"/>
        </table:table-row>
        <table:table-row table:style-name="ro3">
          <table:table-cell/>
          <table:table-cell office:value-type="float" office:value="8472.2" calcext:value-type="float">
            <text:p>8472,2</text:p>
          </table:table-cell>
          <table:table-cell table:style-name="ce25" table:formula="of:=(([.B10]-1638.3)*[.$O$3] + [.$O$7])*6894.76" office:value-type="float" office:value="295.330393090397" calcext:value-type="float">
            <text:p>295,33</text:p>
          </table:table-cell>
          <table:table-cell table:style-name="ce28" table:formula="of:=(([.B10]-819.15)*[.$O$4]+ [.$O$7])*6894.76" office:value-type="float" office:value="262.515904969261" calcext:value-type="float">
            <text:p>262,52</text:p>
          </table:table-cell>
          <table:table-cell table:style-name="ce28" table:formula="of:=SQRT(2*[.C10]/[.$O$8])" office:value-type="float" office:value="23.1724912573821" calcext:value-type="float">
            <text:p>23,17</text:p>
          </table:table-cell>
          <table:table-cell table:style-name="ce31" table:formula="of:=SQRT(2*[.D10]/[.$O$8])" office:value-type="float" office:value="21.8472342734419" calcext:value-type="float">
            <text:p>21,85</text:p>
          </table:table-cell>
          <table:table-cell table:style-name="ce28" table:formula="of:=1.26030280105177*[.C10] + 23.52305633338" office:value-type="float" office:value="395.728777980928" calcext:value-type="float">
            <text:p>395,73</text:p>
          </table:table-cell>
          <table:table-cell table:style-name="ce28" table:formula="of:=1.26030280105177*[.D10] + 23.52305633338" office:value-type="float" office:value="354.37258668678" calcext:value-type="float">
            <text:p>354,37</text:p>
          </table:table-cell>
          <table:table-cell table:style-name="ce28" table:formula="of:=SQRT(2*[.G10]/[.$O$8])" office:value-type="float" office:value="26.82362520347" calcext:value-type="float">
            <text:p>26,82</text:p>
          </table:table-cell>
          <table:table-cell table:style-name="ce28" table:formula="of:=SQRT(2*[.H10]/[.$O$8])" office:value-type="float" office:value="25.3833369353985" calcext:value-type="float">
            <text:p>25,38</text:p>
          </table:table-cell>
          <table:table-cell table:style-name="ce35" table:formula="of:= ([.I10] - [.E10]) / [.E10] * 100" office:value-type="float" office:value="15.7563289399227" calcext:value-type="float">
            <text:p>15,8</text:p>
          </table:table-cell>
          <table:table-cell table:style-name="ce35" table:formula="of:= ([.J10] - [.F10]) / [.F10] * 100" office:value-type="float" office:value="16.1855849472676" calcext:value-type="float">
            <text:p>16,2</text:p>
          </table:table-cell>
          <table:table-cell table:number-columns-repeated="3"/>
        </table:table-row>
        <table:table-row table:style-name="ro3">
          <table:table-cell/>
          <table:table-cell office:value-type="float" office:value="8532.2" calcext:value-type="float">
            <text:p>8532,2</text:p>
          </table:table-cell>
          <table:table-cell table:style-name="ce25" table:formula="of:=(([.B11]-1638.3)*[.$O$3] + [.$O$7])*6894.76" office:value-type="float" office:value="358.457659158884" calcext:value-type="float">
            <text:p>358,46</text:p>
          </table:table-cell>
          <table:table-cell table:style-name="ce28" table:formula="of:=(([.B11]-819.15)*[.$O$4]+ [.$O$7])*6894.76" office:value-type="float" office:value="318.62903036347" calcext:value-type="float">
            <text:p>318,63</text:p>
          </table:table-cell>
          <table:table-cell table:style-name="ce28" table:formula="of:=SQRT(2*[.C11]/[.$O$8])" office:value-type="float" office:value="25.5292224415609" calcext:value-type="float">
            <text:p>25,53</text:p>
          </table:table-cell>
          <table:table-cell table:style-name="ce31" table:formula="of:=SQRT(2*[.D11]/[.$O$8])" office:value-type="float" office:value="24.069181742464" calcext:value-type="float">
            <text:p>24,07</text:p>
          </table:table-cell>
          <table:table-cell table:style-name="ce28" table:formula="of:=1.26030280105177*[.C11] + 23.52305633338" office:value-type="float" office:value="475.288248229782" calcext:value-type="float">
            <text:p>475,29</text:p>
          </table:table-cell>
          <table:table-cell table:style-name="ce28" table:formula="of:=1.26030280105177*[.D11] + 23.52305633338" office:value-type="float" office:value="425.092115796871" calcext:value-type="float">
            <text:p>425,09</text:p>
          </table:table-cell>
          <table:table-cell table:style-name="ce28" table:formula="of:=SQRT(2*[.G11]/[.$O$8])" office:value-type="float" office:value="29.3966061191913" calcext:value-type="float">
            <text:p>29,40</text:p>
          </table:table-cell>
          <table:table-cell table:style-name="ce28" table:formula="of:=SQRT(2*[.H11]/[.$O$8])" office:value-type="float" office:value="27.8009848025985" calcext:value-type="float">
            <text:p>27,80</text:p>
          </table:table-cell>
          <table:table-cell table:style-name="ce35" table:formula="of:= ([.I11] - [.E11]) / [.E11] * 100" office:value-type="float" office:value="15.1488502498783" calcext:value-type="float">
            <text:p>15,1</text:p>
          </table:table-cell>
          <table:table-cell table:style-name="ce35" table:formula="of:= ([.J11] - [.F11]) / [.F11] * 100" office:value-type="float" office:value="15.5044866089095" calcext:value-type="float">
            <text:p>15,5</text:p>
          </table:table-cell>
          <table:table-cell table:number-columns-repeated="3"/>
        </table:table-row>
        <table:table-row table:style-name="ro3">
          <table:table-cell/>
          <table:table-cell office:value-type="float" office:value="8553.9" calcext:value-type="float">
            <text:p>8553,9</text:p>
          </table:table-cell>
          <table:table-cell table:style-name="ce25" table:formula="of:=(([.B12]-1638.3)*[.$O$3] + [.$O$7])*6894.76" office:value-type="float" office:value="381.288687053651" calcext:value-type="float">
            <text:p>381,29</text:p>
          </table:table-cell>
          <table:table-cell table:style-name="ce28" table:formula="of:=(([.B12]-819.15)*[.$O$4]+ [.$O$7])*6894.76" office:value-type="float" office:value="338.923277381041" calcext:value-type="float">
            <text:p>338,92</text:p>
          </table:table-cell>
          <table:table-cell table:style-name="ce28" table:formula="of:=SQRT(2*[.C12]/[.$O$8])" office:value-type="float" office:value="26.3296820770659" calcext:value-type="float">
            <text:p>26,33</text:p>
          </table:table-cell>
          <table:table-cell table:style-name="ce31" table:formula="of:=SQRT(2*[.D12]/[.$O$8])" office:value-type="float" office:value="24.8238623242396" calcext:value-type="float">
            <text:p>24,82</text:p>
          </table:table-cell>
          <table:table-cell table:style-name="ce28" table:formula="of:=1.26030280105177*[.C12] + 23.52305633338" office:value-type="float" office:value="504.062256636448" calcext:value-type="float">
            <text:p>504,06</text:p>
          </table:table-cell>
          <table:table-cell table:style-name="ce28" table:formula="of:=1.26030280105177*[.D12] + 23.52305633338" office:value-type="float" office:value="450.669012158352" calcext:value-type="float">
            <text:p>450,67</text:p>
          </table:table-cell>
          <table:table-cell table:style-name="ce28" table:formula="of:=SQRT(2*[.G12]/[.$O$8])" office:value-type="float" office:value="30.2733683333733" calcext:value-type="float">
            <text:p>30,27</text:p>
          </table:table-cell>
          <table:table-cell table:style-name="ce28" table:formula="of:=SQRT(2*[.H12]/[.$O$8])" office:value-type="float" office:value="28.6251323826507" calcext:value-type="float">
            <text:p>28,63</text:p>
          </table:table-cell>
          <table:table-cell table:style-name="ce35" table:formula="of:= ([.I12] - [.E12]) / [.E12] * 100" office:value-type="float" office:value="14.978100551174" calcext:value-type="float">
            <text:p>15,0</text:p>
          </table:table-cell>
          <table:table-cell table:style-name="ce35" table:formula="of:= ([.J12] - [.F12]) / [.F12] * 100" office:value-type="float" office:value="15.3129678563327" calcext:value-type="float">
            <text:p>15,3</text:p>
          </table:table-cell>
          <table:table-cell table:number-columns-repeated="3"/>
        </table:table-row>
        <table:table-row table:style-name="ro3">
          <table:table-cell/>
          <table:table-cell office:value-type="float" office:value="8625.3" calcext:value-type="float">
            <text:p>8625,3</text:p>
          </table:table-cell>
          <table:table-cell table:style-name="ce25" table:formula="of:=(([.B13]-1638.3)*[.$O$3] + [.$O$7])*6894.76" office:value-type="float" office:value="456.410133675148" calcext:value-type="float">
            <text:p>456,41</text:p>
          </table:table-cell>
          <table:table-cell table:style-name="ce29" table:formula="of:=(([.B13]-819.15)*[.$O$4]+ [.$O$7])*6894.76" office:value-type="float" office:value="405.697896600134" calcext:value-type="float">
            <text:p>405,70</text:p>
          </table:table-cell>
          <table:table-cell table:style-name="ce28" table:formula="of:=SQRT(2*[.C13]/[.$O$8])" office:value-type="float" office:value="28.8068847097718" calcext:value-type="float">
            <text:p>28,81</text:p>
          </table:table-cell>
          <table:table-cell table:style-name="ce31" table:formula="of:=SQRT(2*[.D13]/[.$O$8])" office:value-type="float" office:value="27.1593913641851" calcext:value-type="float">
            <text:p>27,16</text:p>
          </table:table-cell>
          <table:table-cell table:style-name="ce28" table:formula="of:=1.26030280105177*[.C13] + 23.52305633338" office:value-type="float" office:value="598.738026232582" calcext:value-type="float">
            <text:p>598,74</text:p>
          </table:table-cell>
          <table:table-cell table:style-name="ce28" table:formula="of:=1.26030280105177*[.D13] + 23.52305633338" office:value-type="float" office:value="534.82525179934" calcext:value-type="float">
            <text:p>534,83</text:p>
          </table:table-cell>
          <table:table-cell table:style-name="ce28" table:formula="of:=SQRT(2*[.G13]/[.$O$8])" office:value-type="float" office:value="32.9941599855209" calcext:value-type="float">
            <text:p>32,99</text:p>
          </table:table-cell>
          <table:table-cell table:style-name="ce28" table:formula="of:=SQRT(2*[.H13]/[.$O$8])" office:value-type="float" office:value="31.1834819852766" calcext:value-type="float">
            <text:p>31,18</text:p>
          </table:table-cell>
          <table:table-cell table:style-name="ce35" table:formula="of:= ([.I13] - [.E13]) / [.E13] * 100" office:value-type="float" office:value="14.5356754745807" calcext:value-type="float">
            <text:p>14,5</text:p>
          </table:table-cell>
          <table:table-cell table:style-name="ce35" table:formula="of:= ([.J13] - [.F13]) / [.F13] * 100" office:value-type="float" office:value="14.8165714287623" calcext:value-type="float">
            <text:p>14,8</text:p>
          </table:table-cell>
          <table:table-cell table:number-columns-repeated="3"/>
        </table:table-row>
        <table:table-row table:style-name="ro3">
          <table:table-cell/>
          <table:table-cell office:value-type="float" office:value="8721.9" calcext:value-type="float">
            <text:p>8721,9</text:p>
          </table:table-cell>
          <table:table-cell table:style-name="ce25" table:formula="of:=(([.B14]-1638.3)*[.$O$3] + [.$O$7])*6894.76" office:value-type="float" office:value="558.045032045412" calcext:value-type="float">
            <text:p>558,05</text:p>
          </table:table-cell>
          <table:table-cell table:style-name="ce28" table:formula="of:=(([.B14]-819.15)*[.$O$4]+ [.$O$7])*6894.76" office:value-type="float" office:value="496.040028484829" calcext:value-type="float">
            <text:p>496,04</text:p>
          </table:table-cell>
          <table:table-cell table:style-name="ce28" table:formula="of:=SQRT(2*[.C14]/[.$O$8])" office:value-type="float" office:value="31.8532153948649" calcext:value-type="float">
            <text:p>31,85</text:p>
          </table:table-cell>
          <table:table-cell table:style-name="ce31" table:formula="of:=SQRT(2*[.D14]/[.$O$8])" office:value-type="float" office:value="30.0314994777401" calcext:value-type="float">
            <text:p>30,03</text:p>
          </table:table-cell>
          <table:table-cell table:style-name="ce28" table:formula="of:=1.26030280105177*[.C14] + 23.52305633338" office:value-type="float" office:value="726.828773333238" calcext:value-type="float">
            <text:p>726,83</text:p>
          </table:table-cell>
          <table:table-cell table:style-name="ce28" table:formula="of:=1.26030280105177*[.D14] + 23.52305633338" office:value-type="float" office:value="648.68369366661" calcext:value-type="float">
            <text:p>648,68</text:p>
          </table:table-cell>
          <table:table-cell table:style-name="ce28" table:formula="of:=SQRT(2*[.G14]/[.$O$8])" office:value-type="float" office:value="36.3525358208459" calcext:value-type="float">
            <text:p>36,35</text:p>
          </table:table-cell>
          <table:table-cell table:style-name="ce28" table:formula="of:=SQRT(2*[.H14]/[.$O$8])" office:value-type="float" office:value="34.3427561150187" calcext:value-type="float">
            <text:p>34,34</text:p>
          </table:table-cell>
          <table:table-cell table:style-name="ce35" table:formula="of:= ([.I14] - [.E14]) / [.E14] * 100" office:value-type="float" office:value="14.1251687473484" calcext:value-type="float">
            <text:p>14,1</text:p>
          </table:table-cell>
          <table:table-cell table:style-name="ce35" table:formula="of:= ([.J14] - [.F14]) / [.F14] * 100" office:value-type="float" office:value="14.355782136267" calcext:value-type="float">
            <text:p>14,4</text:p>
          </table:table-cell>
          <table:table-cell table:number-columns-repeated="3"/>
        </table:table-row>
        <table:table-row table:style-name="ro3">
          <table:table-cell/>
          <table:table-cell office:value-type="float" office:value="8813.4" calcext:value-type="float">
            <text:p>8813,4</text:p>
          </table:table-cell>
          <table:table-cell table:style-name="ce25" table:formula="of:=(([.B15]-1638.3)*[.$O$3] + [.$O$7])*6894.76" office:value-type="float" office:value="654.314112799852" calcext:value-type="float">
            <text:p>654,31</text:p>
          </table:table-cell>
          <table:table-cell table:style-name="ce28" table:formula="of:=(([.B15]-819.15)*[.$O$4]+ [.$O$7])*6894.76" office:value-type="float" office:value="581.612544710999" calcext:value-type="float">
            <text:p>581,61</text:p>
          </table:table-cell>
          <table:table-cell table:style-name="ce28" table:formula="of:=SQRT(2*[.C15]/[.$O$8])" office:value-type="float" office:value="34.4914775455105" calcext:value-type="float">
            <text:p>34,49</text:p>
          </table:table-cell>
          <table:table-cell table:style-name="ce31" table:formula="of:=SQRT(2*[.D15]/[.$O$8])" office:value-type="float" office:value="32.5188768874326" calcext:value-type="float">
            <text:p>32,52</text:p>
          </table:table-cell>
          <table:table-cell table:style-name="ce28" table:formula="of:=1.26030280105177*[.C15] + 23.52305633338" office:value-type="float" office:value="848.156965462737" calcext:value-type="float">
            <text:p>848,16</text:p>
          </table:table-cell>
          <table:table-cell table:style-name="ce28" table:formula="of:=1.26030280105177*[.D15] + 23.52305633338" office:value-type="float" office:value="756.5309755595" calcext:value-type="float">
            <text:p>756,53</text:p>
          </table:table-cell>
          <table:table-cell table:style-name="ce28" table:formula="of:=SQRT(2*[.G15]/[.$O$8])" office:value-type="float" office:value="39.2696266033765" calcext:value-type="float">
            <text:p>39,27</text:p>
          </table:table-cell>
          <table:table-cell table:style-name="ce28" table:formula="of:=SQRT(2*[.H15]/[.$O$8])" office:value-type="float" office:value="37.087880293347" calcext:value-type="float">
            <text:p>37,09</text:p>
          </table:table-cell>
          <table:table-cell table:style-name="ce35" table:formula="of:= ([.I15] - [.E15]) / [.E15] * 100" office:value-type="float" office:value="13.8531295203614" calcext:value-type="float">
            <text:p>13,9</text:p>
          </table:table-cell>
          <table:table-cell table:style-name="ce35" table:formula="of:= ([.J15] - [.F15]) / [.F15] * 100" office:value-type="float" office:value="14.0503112137927" calcext:value-type="float">
            <text:p>14,1</text:p>
          </table:table-cell>
          <table:table-cell table:number-columns-repeated="3"/>
        </table:table-row>
        <table:table-row table:style-name="ro2" table:number-rows-repeated="160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'Aba de calibração'.K3:'Aba de calibração'.L176">
            <calcext:condition calcext:apply-style-name="Bad" calcext:value="&lt;0" calcext:base-cell-address="'Aba de calibração'.K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10:18:32.658845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0:54:31.946739020</meta:creation-date>
    <dc:date>2018-07-30T10:20:16.894170017</dc:date>
    <meta:editing-duration>PT9M29S</meta:editing-duration>
    <meta:editing-cycles>3</meta:editing-cycles>
    <meta:generator>LibreOffice/6.0.5.2$Linux_X86_64 LibreOffice_project/00m0$Build-2</meta:generator>
    <meta:document-statistic meta:table-count="1" meta:cell-count="171" meta:object-count="0"/>
  </office:meta>
</office:document-meta>
</file>